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5.1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" draw:text-style-name="P2" draw:layer="layout" svg:width="5.65cm" svg:height="0.679cm" svg:x="4.1cm" svg:y="4.621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GPIO_Status_and_contr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5.65cm" svg:height="1.255cm" svg:x="4.1cm" svg:y="5.3cm">
            <text:p text:style-name="P3"><text:span text:style-name="T1">-</text:span><text:span text:style-name="T1"><text:tab/></text:span><text:span text:style-name="T1">prop1:type1</text:span></text:p>
            <text:p text:style-name="P3"><text:span text:style-name="T1">-</text:span><text:span text:style-name="T1"><text:tab/></text:span><text:span text:style-name="T1">prop2:type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5.65cm" svg:height="1.627cm" svg:x="4.1cm" svg:y="6.55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text:span text:style-name="T1">method1():type</text:span></text:p>
            <text:p text:style-name="P3"><text:span text:style-name="T1">+</text:span><text:span text:style-name="T1"><text:tab/></text:span><text:span text:style-name="T1">method2(p:type)</text:span></text:p>
            <text:p text:style-name="P3"><text:span text:style-name="T1">+ GPIO_config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08T15:08:38.433065600</meta:creation-date>
    <meta:editing-duration>PT1M11S</meta:editing-duration>
    <meta:editing-cycles>2</meta:editing-cycles>
    <meta:generator>LibreOffice/25.8.2.2$Windows_X86_64 LibreOffice_project/d401f2107ccab8f924a8e2df40f573aab7605b6f</meta:generator>
    <dc:date>2025-11-08T15:09:48.678718200</dc:date>
    <meta:document-statistic meta:object-count="4"/>
  </office:meta>
</office:document-meta>
</file>